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erif" svg:font-family="serif"/>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3"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P4" style:family="paragraph" style:parent-style-name="Standard">
      <style:text-properties officeooo:paragraph-rsid="000f49fb"/>
    </style:style>
    <style:style style:name="P5" style:family="paragraph" style:parent-style-name="Standard">
      <style:text-properties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text-align="justify" style:justify-single-word="false"/>
      <style:text-properties officeooo:rsid="00112e15" officeooo:paragraph-rsid="00112e15"/>
    </style:style>
    <style:style style:name="P11" style:family="paragraph" style:parent-style-name="Standard">
      <style:paragraph-properties fo:text-align="justify" style:justify-single-word="false"/>
      <style:text-properties officeooo:rsid="0016a871" officeooo:paragraph-rsid="0016a871"/>
    </style:style>
    <style:style style:name="P12" style:family="paragraph" style:parent-style-name="Header">
      <style:text-properties fo:font-weight="bold" style:font-weight-asian="bold"/>
    </style:style>
    <style:style style:name="P13" style:family="paragraph" style:parent-style-name="Standard">
      <style:paragraph-properties fo:break-before="pag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ubtitle">
      <style:text-properties fo:language="en" fo:country="GB"/>
    </style:style>
    <style:style style:name="P16" style:family="paragraph" style:parent-style-name="Contents_20_2">
      <style:paragraph-properties>
        <style:tab-stops>
          <style:tab-stop style:position="15.222cm" style:type="right" style:leader-style="dotted" style:leader-text="."/>
        </style:tab-stops>
      </style:paragraph-properties>
    </style:style>
    <style:style style:name="P17" style:family="paragraph" style:parent-style-name="Contents_20_1">
      <style:paragraph-properties>
        <style:tab-stops>
          <style:tab-stop style:position="15.222cm" style:type="right" style:leader-style="dotted" style:leader-text="."/>
        </style:tab-stops>
      </style:paragraph-properties>
    </style:style>
    <style:style style:name="P18" style:family="paragraph" style:parent-style-name="Standard">
      <style:paragraph-properties fo:text-align="justify" style:justify-single-word="false"/>
      <style:text-properties officeooo:rsid="00196ed7" officeooo:paragraph-rsid="00196ed7"/>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d27d2"/>
    </style:style>
    <style:style style:name="P21" style:family="paragraph" style:parent-style-name="Standard">
      <style:paragraph-properties fo:text-align="justify" style:justify-single-word="false"/>
      <style:text-properties officeooo:rsid="001a87db" officeooo:paragraph-rsid="001a87db"/>
    </style:style>
    <style:style style:name="P22" style:family="paragraph" style:parent-style-name="Standard" style:list-style-name="L1">
      <style:paragraph-properties fo:text-align="justify" style:justify-single-word="false"/>
      <style:text-properties officeooo:rsid="001a87db" officeooo:paragraph-rsid="001a87db"/>
    </style:style>
    <style:style style:name="P23" style:family="paragraph" style:parent-style-name="Standard">
      <style:paragraph-properties fo:text-align="justify" style:justify-single-word="false"/>
      <style:text-properties officeooo:rsid="001c3de9" officeooo:paragraph-rsid="001c3de9"/>
    </style:style>
    <style:style style:name="P24" style:family="paragraph" style:parent-style-name="Standard" style:list-style-name="L2">
      <style:paragraph-properties fo:text-align="justify" style:justify-single-word="false"/>
      <style:text-properties officeooo:rsid="001c418c" officeooo:paragraph-rsid="001c418c"/>
    </style:style>
    <style:style style:name="P25" style:family="paragraph" style:parent-style-name="Standard">
      <style:paragraph-properties fo:margin-left="0cm" fo:margin-right="0cm" fo:text-align="justify" style:justify-single-word="false" fo:text-indent="1.27cm" style:auto-text-indent="false"/>
      <style:text-properties officeooo:rsid="001c418c" officeooo:paragraph-rsid="001c418c"/>
    </style:style>
    <style:style style:name="P26" style:family="paragraph" style:parent-style-name="Standard">
      <style:paragraph-properties fo:margin-left="0cm" fo:margin-right="0cm" fo:text-align="justify" style:justify-single-word="false" fo:text-indent="1.27cm" style:auto-text-indent="false"/>
    </style:style>
    <style:style style:name="P27" style:family="paragraph" style:parent-style-name="Heading_20_1" style:master-page-name="Standard">
      <style:paragraph-properties fo:margin-top="0cm" fo:margin-bottom="0.494cm" loext:contextual-spacing="false" style:page-number="auto"/>
    </style:style>
    <style:style style:name="P28" style:family="paragraph" style:parent-style-name="Heading_20_1">
      <style:paragraph-properties fo:break-before="page"/>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fo:language="en" fo:country="GB"/>
    </style:style>
    <style:style style:name="T3" style:family="text">
      <style:text-properties fo:font-size="22pt" style:font-size-asian="22pt"/>
    </style:style>
    <style:style style:name="T4" style:family="text">
      <style:text-properties fo:language="en" fo:country="US" style:language-asian="en" style:country-asian="US"/>
    </style:style>
    <style:style style:name="T5" style:family="text">
      <style:text-properties fo:font-weight="bold" style:font-weight-asian="bold"/>
    </style:style>
    <style:style style:name="T6" style:family="text">
      <style:text-properties style:font-weight-complex="bold"/>
    </style:style>
    <style:style style:name="T7" style:family="text">
      <style:text-properties officeooo:rsid="00112e15"/>
    </style:style>
    <style:style style:name="T8" style:family="text">
      <style:text-properties officeooo:rsid="001350c3"/>
    </style:style>
    <style:style style:name="T9" style:family="text">
      <style:text-properties officeooo:rsid="00154d13"/>
    </style:style>
    <style:style style:name="T10" style:family="text">
      <style:text-properties officeooo:rsid="001a87db"/>
    </style:style>
    <style:style style:name="T11" style:family="text">
      <style:text-properties officeooo:rsid="001c3de9"/>
    </style:style>
    <style:style style:name="T12" style:family="text">
      <style:text-properties officeooo:rsid="001c418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Heading_20_1" text:outline-level="1">Requirements Analysis Document</text:h>
      <text:p text:style-name="P15"/>
      <text:p text:style-name="Subtitle"><text:span text:style-name="T2">Application</text:span>: &lt;<text:span text:style-name="T2">Application</text:span> name&gt;</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5">Date: &lt;Date&gt;</text:p>
      <text:p text:style-name="P13"/>
      <text:h text:style-name="Heading_20_1" text:outline-level="1"/>
      <text:p text:style-name="P6"><text:span text:style-name="Strong_20_Emphasis"><text:span text:style-name="T3">Index</text:span></text:span></text:p>
      <text:p text:style-name="P17"><text:span text:style-name="Strong_20_Emphasis"><text:span text:style-name="T3"/></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441401310" text:style-name="Index_20_Link" text:visited-style-name="Index_20_Link"><text:span text:style-name="T4">1. Introduction<text:tab/>3</text:span></text:a></text:p>
          <text:p text:style-name="P16"><text:a xlink:type="simple" xlink:href="#__RefHeading___Toc441401311" text:style-name="Index_20_Link" text:visited-style-name="Index_20_Link"><text:span text:style-name="T4">1.1 Purpose of the system<text:tab/>3</text:span></text:a></text:p>
          <text:p text:style-name="P16"><text:a xlink:type="simple" xlink:href="#__RefHeading___Toc441401312" text:style-name="Index_20_Link" text:visited-style-name="Index_20_Link"><text:span text:style-name="T4">1.2 Scope of the system<text:tab/>3</text:span></text:a></text:p>
          <text:p text:style-name="P16"><text:a xlink:type="simple" xlink:href="#__RefHeading___Toc441401313" text:style-name="Index_20_Link" text:visited-style-name="Index_20_Link"><text:span text:style-name="T4">1.3 Objectives and success criteria of the project<text:tab/>3</text:span></text:a></text:p>
          <text:p text:style-name="P16"><text:a xlink:type="simple" xlink:href="#__RefHeading___Toc441401314" text:style-name="Index_20_Link" text:visited-style-name="Index_20_Link"><text:span text:style-name="T4">1.4 Definitions, Acronyms, and abbreviations<text:tab/>3</text:span></text:a></text:p>
          <text:p text:style-name="P17"><text:a xlink:type="simple" xlink:href="#__RefHeading___Toc441401315" text:style-name="Index_20_Link" text:visited-style-name="Index_20_Link"><text:span text:style-name="T4">2. System Description<text:tab/>4</text:span></text:a></text:p>
          <text:p text:style-name="P16"><text:a xlink:type="simple" xlink:href="#__RefHeading___Toc441401316" text:style-name="Index_20_Link" text:visited-style-name="Index_20_Link"><text:span text:style-name="T4">2.1 Functional Requirements<text:tab/>4</text:span></text:a></text:p>
          <text:p text:style-name="P16"><text:a xlink:type="simple" xlink:href="#__RefHeading___Toc441401317" text:style-name="Index_20_Link" text:visited-style-name="Index_20_Link"><text:span text:style-name="T4">2.2 Non-functional Requirements<text:tab/>4</text:span></text:a></text:p>
          <text:p text:style-name="P17"><text:a xlink:type="simple" xlink:href="#__RefHeading___Toc441401318" text:style-name="Index_20_Link" text:visited-style-name="Index_20_Link"><text:span text:style-name="T4">3. Use Cases<text:tab/>5</text:span></text:a></text:p>
          <text:p text:style-name="P16"><text:a xlink:type="simple" xlink:href="#__RefHeading___Toc441401319" text:style-name="Index_20_Link" text:visited-style-name="Index_20_Link"><text:span text:style-name="T4">3.1 Use Case diagram<text:tab/>5</text:span></text:a></text:p>
          <text:p text:style-name="P16"><text:a xlink:type="simple" xlink:href="#__RefHeading___Toc441401320" text:style-name="Index_20_Link" text:visited-style-name="Index_20_Link"><text:span text:style-name="T4">3.2 Use case descriptions<text:tab/>5</text:span></text:a></text:p>
          <text:p text:style-name="P16"><text:a xlink:type="simple" xlink:href="#__RefHeading___Toc441401321" text:style-name="Index_20_Link" text:visited-style-name="Index_20_Link"><text:span text:style-name="T4">3.2.1 Use Case &lt;name&gt;<text:tab/>5</text:span></text:a></text:p>
          <text:p text:style-name="P17"><text:a xlink:type="simple" xlink:href="#__RefHeading___Toc441401322" text:style-name="Index_20_Link" text:visited-style-name="Index_20_Link"><text:span text:style-name="T4">4. Mockups<text:tab/>6</text:span></text:a></text:p>
        </text:index-body>
      </text:table-of-content>
      <text:p text:style-name="P7"/>
      <text:h text:style-name="P28" text:outline-level="1"><text:bookmark-start text:name="__RefHeading___Toc441401310"/>1. Introduction<text:bookmark-end text:name="__RefHeading___Toc441401310"/></text:h>
      <text:h text:style-name="Heading_20_2" text:outline-level="2"><text:bookmark-start text:name="__RefHeading___Toc441401311"/>1.1 Purpose of the system<text:bookmark-end text:name="__RefHeading___Toc441401311"/></text:h>
      <text:p text:style-name="P18">Our application is expected to provide an easy access platform for education centers. It helps professors organize their courses and it gives an easy way to students to access resources.</text:p>
      <text:h text:style-name="Heading_20_2" text:outline-level="2"><text:bookmark-start text:name="__RefHeading___Toc441401312"/>1.2 Scope<text:span text:style-name="T7">(ambito) </text:span>of the system<text:bookmark-end text:name="__RefHeading___Toc441401312"/></text:h>
      <text:p text:style-name="P18">Coorse <text:span text:style-name="T10">enables the professors to create courses and manage them. They can create units and subunits, and inside them they can create exercises. Students have to apply for this courses and the professor must decide if he accepts him or not. Students have to complete this exercises and they get the corrections and marks after that. </text:span></text:p>
      <text:h text:style-name="Heading_20_2" text:outline-level="2"><text:bookmark-start text:name="__RefHeading___Toc441401313"/>1.3 Objectives and success criteria of the project<text:bookmark-end text:name="__RefHeading___Toc441401313"/></text:h>
      <text:p text:style-name="P21">The success of this application is given by the next points:</text:p>
      <text:list xml:id="list1371640921735736919" text:style-name="L1">
        <text:list-item>
          <text:p text:style-name="P22">Creation of courses, units, subunits by professors</text:p>
        </text:list-item>
        <text:list-item>
          <text:p text:style-name="P22">Students being able to do exercises and getting their marks</text:p>
        </text:list-item>
      </text:list>
      <text:h text:style-name="Heading_20_2" text:outline-level="2"><text:bookmark-start text:name="__RefHeading___Toc441401314"/>1.4 Definitions, Acronyms, and abbreviations<text:bookmark-end text:name="__RefHeading___Toc441401314"/></text:h>
      <text:p text:style-name="P9">Write a list of technical terms and abbreviations used in the document.</text:p>
      <text:h text:style-name="P28"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9">s</text:span><text:bookmark-end text:name="__RefHeading___Toc441401316"/></text:h>
      <text:p text:style-name="P10">In this application, there are two types of users:</text:p>
      <text:p text:style-name="P10"/>
      <text:p text:style-name="P10">-<text:tab/><text:span text:style-name="T9">2.1.1 </text:span>Student: The student user launches the application to see the available courses at the moment, and to work and use the information displayed on the courses where he is registered. He also can see his progress on every <text:span text:style-name="T8">course.</text:span></text:p>
      <text:p text:style-name="P10"/>
      <text:p text:style-name="P11">Here are all the functional requirements for every student's account:</text:p>
      <text:p text:style-name="P10"/>
      <text:p text:style-name="P11">2.1.1.1<text:tab/>Credentials: Every student account has a</text:p>
      <text:p text:style-name="P10"/>
      <text:p text:style-name="P10">-<text:tab/><text:span text:style-name="T9">2.1.2 </text:span>Teacher: The teacher user launches the application in order to edit the courses available, <text:span text:style-name="T8">making exercises and deciding what he wants to be open for students and what not. He also can see different stats of every course, which are detailed below.</text:span></text:p>
      <text:h text:style-name="Heading_20_2" text:outline-level="2"><text:bookmark-start text:name="__RefHeading___Toc441401317"/>2.2 Non-functional Requirements<text:bookmark-end text:name="__RefHeading___Toc441401317"/></text:h>
      <text:p text:style-name="P21">2.2.1 Usability:</text:p>
      <text:p text:style-name="P21"><text:span text:style-name="T11">Almost e</text:span>verything is managed through the mouse. To open a course you must click on it. The same applies to access unit<text:span text:style-name="T11">s, subunits and exercises. The only situation where you are required to use a keyboard is if the exercise asks for it, giving you an open question.</text:span></text:p>
      <text:p text:style-name="P21"/>
      <text:p text:style-name="P23">2.2.2 Reliability:</text:p>
      <text:p text:style-name="P23">The application must handle as many courses as the professors want, a group of 10-15 professors and a group of 100-1000 students</text:p>
      <text:p text:style-name="P23"/>
      <text:p text:style-name="P23">2.2.3 Performance:</text:p>
      <text:p text:style-name="P23">The application shouldn't have any performance constraints and user interaction shouldn't cause any visible disturbance</text:p>
      <text:p text:style-name="P23"/>
      <text:p text:style-name="P23"/>
      <text:h text:style-name="P28"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8">The use case diagram of the system</text:p>
      <text:h text:style-name="Heading_20_2" text:outline-level="2"><text:bookmark-start text:name="__RefHeading___Toc441401320"/>3.2 Use case descriptions<text:bookmark-end text:name="__RefHeading___Toc441401320"/></text:h>
      <text:p text:style-name="P8">Write a <text:span text:style-name="T5">minimum of 3 detailed use cases</text:span>, using the following template:</text:p>
      <text:h text:style-name="Heading_20_2" text:outline-level="2"><text:bookmark-start text:name="__RefHeading___Toc441401321"/>3.2.1 Use Case: <text:span text:style-name="T12">Solving an exercise</text:span><text:bookmark-end text:name="__RefHeading___Toc441401321"/></text:h>
      <text:p text:style-name="P8">Primary Actor : <text:span text:style-name="T12">A student</text:span></text:p>
      <text:p text:style-name="P8">Stakeholders and Goals:</text:p>
      <text:p text:style-name="P25">Student: Doing an exercise</text:p>
      <text:p text:style-name="P25">Professor: Makes the exercise, and reviews the mark</text:p>
      <text:p text:style-name="P8">Preconditions:</text:p>
      <text:p text:style-name="P25">The student must be registered in the course, the exercise must be visible.</text:p>
      <text:p text:style-name="P8">Success guarantee (Post-conditions):</text:p>
      <text:p text:style-name="P25">The student's answers are recorded and matched with the correct solution. A notification will be send to the student with his mark.</text:p>
      <text:p text:style-name="P8">Main Success Scenario:</text:p>
      <text:list xml:id="list4250265119031882288" text:style-name="L2">
        <text:list-item>
          <text:p text:style-name="P24">The student selects an exercises</text:p>
        </text:list-item>
        <text:list-item>
          <text:p text:style-name="P24">The student completes all the questions</text:p>
        </text:list-item>
        <text:list-item>
          <text:p text:style-name="P24">The system compares the student's answers with the solutions provided by the professor</text:p>
        </text:list-item>
        <text:list-item>
          <text:p text:style-name="P24">The system notifies the student with the mark</text:p>
        </text:list-item>
      </text:list>
      <text:p text:style-name="P8">Extensions (Alternative paths):</text:p>
      <text:p text:style-name="P14">--</text:p>
      <text:p text:style-name="P20">Special Requirements:</text:p>
      <text:p text:style-name="P20"><text:tab/>The student must solve the exercise before the expiration date</text:p>
      <text:p text:style-name="P8"><text:span text:style-name="T6">Technology and Data Variations List</text:span>:</text:p>
      <text:p text:style-name="P14">--</text:p>
      <text:p text:style-name="P8">Frequency:</text:p>
      <text:p text:style-name="P25">One for each student and each exercise.</text:p>
      <text:p text:style-name="P8">Open Issues:</text:p>
      <text:p text:style-name="P14">--</text:p>
      <text:h text:style-name="P28" text:outline-level="1"><text:bookmark-start text:name="__RefHeading___Toc441401322"/>4. Mockups<text:bookmark-end text:name="__RefHeading___Toc441401322"/></text:h>
      <text:p text:style-name="P8">Include mockup visualizations of the application user interface. The mockups should cover all the application functionality, and should include indications (e.g., clicking a button, selecting a menu item) on how to navigate between the different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erif" svg:font-family="serif"/>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494cm" fo:margin-bottom="0.494cm"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258cm" fo:margin-left="-0.161cm" fo:margin-top="1.907cm" fo:margin-bottom="0cm" table:align="left" style:writing-mode="lr-tb"/>
    </style:style>
    <style:style style:name="Table1.A" style:family="table-column">
      <style:table-column-properties style:column-width="4.898cm"/>
    </style:style>
    <style:style style:name="Table1.B" style:family="table-column">
      <style:table-column-properties style:column-width="5.02cm"/>
    </style:style>
    <style:style style:name="Table1.C" style:family="table-column">
      <style:table-column-properties style:column-width="5.339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span text:style-name="Internet_20_link"><text:span text:style-name="MT1">victor.garciacarrera@estudiante.uam.es</text:span></text:span></text:p>
              <text:p text:style-name="MP4">name2@estudiante.uam.es</text:p>
            </table:table-cell>
          </table:table-row>
        </table:table>
        <text:p text:style-name="MP5"/>
      </style:header>
      <style:footer>
        <text:p text:style-name="Footer"><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14T19:41:35.384158072</dc:date>
    <meta:print-date>2007-02-12T15:25:00</meta:print-date>
    <meta:editing-cycles>9</meta:editing-cycles>
    <meta:editing-duration>PT41M1S</meta:editing-duration>
    <meta:generator>LibreOffice/4.4.4.3$Linux_X86_64 LibreOffice_project/40m0$Build-3</meta:generator>
    <dc:creator>Carlos Martin</dc:creator>
    <meta:document-statistic meta:table-count="1" meta:image-count="0" meta:object-count="0" meta:page-count="6" meta:paragraph-count="78" meta:word-count="652" meta:character-count="4048" meta:non-whitespace-character-count="3478"/>
  </office:meta>
</office:document-meta>
</file>